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F" style:family="table-column">
      <style:table-column-properties style:column-width="2.835cm" style:rel-column-width="1092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 style:data-style-name="N37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50%" fo:text-align="center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" style:family="paragraph" style:parent-style-name="Heading_20_4">
      <style:paragraph-properties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e29c0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officeooo:paragraph-rsid="000e29c0"/>
    </style:style>
    <style:style style:name="P5" style:family="paragraph" style:parent-style-name="Heading_20_4">
      <style:paragraph-properties fo:margin-left="0cm" fo:margin-right="0cm" fo:margin-top="0.847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7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0e29c0"/>
    </style:style>
    <style:style style:name="P8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0e29c0"/>
    </style:style>
    <style:style style:name="P9" style:family="paragraph" style:parent-style-name="Heading_20_3">
      <style:paragraph-properties fo:margin-left="0cm" fo:margin-right="0cm" fo:margin-top="0.847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</style:style>
    <style:style style:name="P11" style:family="paragraph" style:parent-style-name="Text_20_body" style:list-style-name="L4">
      <style:paragraph-properties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0f4316"/>
    </style:style>
    <style:style style:name="P12" style:family="paragraph" style:parent-style-name="Text_20_body" style:list-style-name="L4">
      <style:paragraph-properties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f4316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fo:language="en" fo:country="US" officeooo:rsid="001066ae" officeooo:paragraph-rsid="001066ae" style:font-size-asian="14pt" style:font-size-complex="14pt"/>
    </style:style>
    <style:style style:name="P16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officeooo:rsid="001066ae" officeooo:paragraph-rsid="001066ae" style:font-size-asian="14pt" style:font-size-complex="14pt"/>
    </style:style>
    <style:style style:name="P17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Heading_20_3">
      <style:paragraph-properties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066ae" officeooo:paragraph-rsid="001066ae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P20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066ae"/>
    </style:style>
    <style:style style:name="P21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231ff"/>
    </style:style>
    <style:style style:name="T5" style:family="text">
      <style:text-properties fo:font-variant="normal" fo:text-transform="none" fo:color="#0f1115" loext:opacity="100%" fo:letter-spacing="normal" fo:font-style="normal" fo:font-weight="normal"/>
    </style:style>
    <style:style style:name="T6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066ae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 РАЗРАБОТКА ОБУЧАЮЩЕЙ ДОКУМЕНТАЦИИ.</text:p>
      <text:h text:style-name="P2" text:outline-level="4" text:is-list-header="true"><text:tab/>1. Назначение обучающей документации</text:h>
      <text:p text:style-name="P3">Обучающая документация играет ключевую роль в процессе внедрения и последующей эксплуатации информационной системы. Она служит:</text:p>
      <text:list text:style-name="L1">
        <text:list-item>
          <text:p text:style-name="P4"><text:span text:style-name="Strong_20_Emphasis"><text:span text:style-name="T1">Источником знаний</text:span></text:span><text:span text:style-name="T1"> для новых сотрудников, позволяя им быстрее приступить к работе.</text:span></text:p>
        </text:list-item>
        <text:list-item>
          <text:p text:style-name="P4"><text:span text:style-name="Strong_20_Emphasis"><text:span text:style-name="T1">Справочным материалом</text:span></text:span><text:span text:style-name="T1"> для действующих пользователей при возникновении вопросов или нештатных ситуаций.</text:span></text:p>
        </text:list-item>
        <text:list-item>
          <text:p text:style-name="P4"><text:span text:style-name="Strong_20_Emphasis"><text:span text:style-name="T1">Инструментом стандартизации</text:span></text:span><text:span text:style-name="T1">, так как описывает единые, утверждённые способы выполнения операций всеми сотрудниками.</text:span></text:p>
        </text:list-item>
        <text:list-item>
          <text:p text:style-name="P4"><text:span text:style-name="Strong_20_Emphasis"><text:span text:style-name="T1">Снижением нагрузки на службу поддержки</text:span></text:span><text:span text:style-name="T1">, так как пользователи могут найти ответы на типовые вопросы самостоятельно.</text:span></text:p>
        </text:list-item>
      </text:list>
      <text:h text:style-name="P5" text:outline-level="4" text:is-list-header="true"><text:tab/>2. Виды обучающей документации</text:h>
      <text:p text:style-name="P6"><text:tab/>Для системы складского учёта выделяют следующие основные виды документации:</text:p>
      <text:list text:style-name="L2">
        <text:list-item>
          <text:p text:style-name="P7"><text:span text:style-name="Strong_20_Emphasis"><text:span text:style-name="T1">Руководство пользователя:</text:span></text:span><text:span text:style-name="T1"> предназначено для сотрудников склада (кладовщиков, комплектовщиков, операторов). Содержит пошаговые инструкции по выполнению ежедневных операций.</text:span></text:p>
        </text:list-item>
        <text:list-item>
          <text:p text:style-name="P7"><text:span text:style-name="Strong_20_Emphasis"><text:span text:style-name="T1">Руководство администратора:</text:span></text:span><text:span text:style-name="T1"> предназначено для специалистов, отвечающих за работоспособность системы. Содержит описание установки, настройки прав доступа, резервного копирования и мониторинга.</text:span></text:p>
        </text:list-item>
        <text:list-item>
          <text:p text:style-name="P7"><text:soft-page-break/><text:span text:style-name="Strong_20_Emphasis"><text:span text:style-name="T1">Инструкции по работе с системой:</text:span></text:span><text:span text:style-name="T1"> часто представляют собой краткие памятки (шпаргалки) по конкретным узким операциям (например, «Как провести инвентаризацию конкретного стеллажа»).</text:span></text:p>
        </text:list-item>
        <text:list-item>
          <text:p text:style-name="P7"><text:span text:style-name="Strong_20_Emphasis"><text:span text:style-name="T1">Справочные материалы:</text:span></text:span><text:span text:style-name="T1"> включают описание всех справочников (товары, контрагенты, склады), классификаторов и правил заполнения реквизитов.</text:span></text:p>
        </text:list-item>
      </text:list>
      <text:h text:style-name="P5" text:outline-level="4" text:is-list-header="true"><text:tab/>3. Определение целевой аудитории</text:h>
      <text:p text:style-name="P6"><text:tab/>В рамках проекта автоматизации склада документация разрабатывается для трёх основных групп:</text:p>
      <text:list text:style-name="L3">
        <text:list-item>
          <text:p text:style-name="P8"><text:span text:style-name="Strong_20_Emphasis"><text:span text:style-name="T1">Обычные пользователи (Кладовщики, Операторы):</text:span></text:span><text:span text:style-name="T1"> Им необходимы простые, понятные инструкции с большим количеством скриншотов и минимумом технических деталей.</text:span></text:p>
        </text:list-item>
        <text:list-item>
          <text:p text:style-name="P8"><text:span text:style-name="Strong_20_Emphasis"><text:span text:style-name="T1">Администраторы:</text:span></text:span><text:span text:style-name="T1"> Требуется техническая документация с описанием серверного ПО, настроек, логов ошибок и процедур восстановления.</text:span></text:p>
        </text:list-item>
        <text:list-item>
          <text:p text:style-name="P8"><text:span text:style-name="Strong_20_Emphasis"><text:span text:style-name="T1">Руководители (Заведующий складом, Логист):</text:span></text:span><text:span text:style-name="T1"> Документация для них фокусируется на получении отчётности, аналитических данных и мониторинге работы подчинённых в системе.</text:span></text:p>
        </text:list-item>
      </text:list>
      <text:h text:style-name="P9" text:outline-level="3"><text:tab/>4. Разработка структуры пользовательского руководства</text:h>
      <text:p text:style-name="P10"><text:span text:style-name="Strong_20_Emphasis"><text:span text:style-name="T1">Структура руководства пользователя для ИС «Складской учёт»:</text:span></text:span></text:p>
      <text:list text:style-name="L4">
        <text:list-item>
          <text:p text:style-name="P11"><text:span text:style-name="Strong_20_Emphasis"><text:span text:style-name="T1">Общие сведения о системе</text:span></text:span></text:p>
          <text:list>
            <text:list-item>
              <text:p text:style-name="P12">Назначение системы</text:p>
            </text:list-item>
            <text:list-item>
              <text:p text:style-name="P12">Функциональные возможности</text:p>
            </text:list-item>
            <text:list-item>
              <text:p text:style-name="P12">Термины и определения</text:p>
            </text:list-item>
          </text:list>
        </text:list-item>
        <text:list-item>
          <text:p text:style-name="P11"><text:soft-page-break/><text:span text:style-name="Strong_20_Emphasis"><text:span text:style-name="T1">Требования к пользователю</text:span></text:span></text:p>
          <text:list>
            <text:list-item>
              <text:p text:style-name="P12">Необходимые навыки работы с ПК</text:p>
            </text:list-item>
            <text:list-item>
              <text:p text:style-name="P12">Требования к браузеру/рабочей станции</text:p>
            </text:list-item>
          </text:list>
        </text:list-item>
        <text:list-item>
          <text:p text:style-name="P11"><text:span text:style-name="Strong_20_Emphasis"><text:span text:style-name="T1">Вход в систему</text:span></text:span></text:p>
          <text:list>
            <text:list-item>
              <text:p text:style-name="P12">Запуск программы</text:p>
            </text:list-item>
            <text:list-item>
              <text:p text:style-name="P12">Ввод логина и пароля</text:p>
            </text:list-item>
            <text:list-item>
              <text:p text:style-name="P12">Возможные проблемы при входе</text:p>
            </text:list-item>
          </text:list>
        </text:list-item>
        <text:list-item>
          <text:p text:style-name="P11"><text:span text:style-name="Strong_20_Emphasis"><text:span text:style-name="T1">Описание интерфейса</text:span></text:span></text:p>
          <text:list>
            <text:list-item>
              <text:p text:style-name="P12">Главное окно программы</text:p>
            </text:list-item>
            <text:list-item>
              <text:p text:style-name="P12">Панель навигации и разделы</text:p>
            </text:list-item>
            <text:list-item>
              <text:p text:style-name="P12">Рабочая область</text:p>
            </text:list-item>
          </text:list>
        </text:list-item>
        <text:list-item>
          <text:p text:style-name="P11"><text:span text:style-name="Strong_20_Emphasis"><text:span text:style-name="T1">Основные операции (складские процедуры)</text:span></text:span></text:p>
          <text:list>
            <text:list-item>
              <text:p text:style-name="P12">Приёмка товара на склад</text:p>
            </text:list-item>
            <text:list-item>
              <text:p text:style-name="P12">Размещение товара по ячейкам</text:p>
            </text:list-item>
            <text:list-item>
              <text:p text:style-name="P12">Отгрузка товара</text:p>
            </text:list-item>
            <text:list-item>
              <text:p text:style-name="P12">Внутреннее перемещение</text:p>
            </text:list-item>
            <text:list-item>
              <text:p text:style-name="P12">Инвентаризация (пересчёт)</text:p>
            </text:list-item>
          </text:list>
        </text:list-item>
        <text:list-item>
          <text:p text:style-name="P11"><text:span text:style-name="Strong_20_Emphasis"><text:span text:style-name="T1">Формирование отчётов</text:span></text:span></text:p>
          <text:list>
            <text:list-item>
              <text:p text:style-name="P12">Отчёт по остаткам товаров</text:p>
            </text:list-item>
            <text:list-item>
              <text:p text:style-name="P12">Отчёт по движению товаров</text:p>
            </text:list-item>
          </text:list>
        </text:list-item>
        <text:list-item>
          <text:p text:style-name="P11"><text:span text:style-name="Strong_20_Emphasis"><text:span text:style-name="T1">Типовые ошибки и способы их устранения</text:span></text:span></text:p>
          <text:list>
            <text:list-item>
              <text:p text:style-name="P12">Сообщения об ошибках</text:p>
            </text:list-item>
            <text:list-item>
              <text:p text:style-name="P12">Действия в нештатных ситуациях</text:p>
            </text:list-item>
          </text:list>
        </text:list-item>
      </text:list>
      <text:p text:style-name="P13">8-9. <text:span text:style-name="T2">Регистрация изменений и пример изменения</text:span></text:p>
      <text:p text:style-name="P14"><text:soft-page-break/>Таблица<text:span text:style-name="T3"> </text:span><text:span text:style-name="T4">5</text:span><text:span text:style-name="T3"> </text:span>— Журнал регистрации изменений документации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>
          <table:table-cell table:style-name="Таблица1.A1" office:value-type="string">
            <text:p text:style-name="P15"><text:s/><text:span text:style-name="T2">№</text:span></text:p>
          </table:table-cell>
          <table:table-cell table:style-name="Таблица1.A1" office:value-type="string">
            <text:p text:style-name="P16">Дата изменения </text:p>
          </table:table-cell>
          <table:table-cell table:style-name="Таблица1.A1" office:value-type="string">
            <text:p text:style-name="P16">Раздел документа</text:p>
          </table:table-cell>
          <table:table-cell table:style-name="Таблица1.A1" office:value-type="string">
            <text:p text:style-name="P16">Суть изменения</text:p>
          </table:table-cell>
          <table:table-cell table:style-name="Таблица1.A1" office:value-type="string">
            <text:p text:style-name="P16">Новая версия документа</text:p>
          </table:table-cell>
          <table:table-cell table:style-name="Таблица1.F1" office:value-type="string">
            <text:p text:style-name="P16">Отвественный</text:p>
          </table:table-cell>
        </table:table-row>
        <table:table-row>
          <table:table-cell table:style-name="Таблица1.A2" office:value-type="float" office:value="1">
            <text:p text:style-name="P16">1</text:p>
          </table:table-cell>
          <table:table-cell table:style-name="Таблица1.B2" office:value-type="date" office:date-value="2026-03-17">
            <text:p text:style-name="P16">17.03.26</text:p>
          </table:table-cell>
          <table:table-cell table:style-name="Таблица1.C2" office:value-type="string">
            <text:p text:style-name="P16">5.3 Отгрузка товара</text:p>
          </table:table-cell>
          <table:table-cell table:style-name="Таблица1.C2" office:value-type="string">
            <text:p text:style-name="P17"><text:span text:style-name="T5">Актуализация скриншота и описания местоположения кнопки «Оформить отгрузку» в соответствии с версией ИС 2.1.</text:span> </text:p>
          </table:table-cell>
          <table:table-cell table:style-name="Таблица1.C2" office:value-type="string">
            <text:p text:style-name="P16">2.1</text:p>
          </table:table-cell>
          <table:table-cell table:style-name="Таблица1.F2" office:value-type="string">
            <text:p text:style-name="P16">Системный аналитик Агафонов А.Д</text:p>
          </table:table-cell>
        </table:table-row>
      </table:table>
      <text:h text:style-name="P18" text:outline-level="3"><text:tab/>10. Выводы</text:h>
      <text:p text:style-name="P19"><text:tab/>Ведение актуальной обучающей документации является критически важным условием для успешного сопровождения информационной системы склада.</text:p>
      <text:list text:style-name="L5">
        <text:list-item>
          <text:p text:style-name="P20"><text:span text:style-name="Strong_20_Emphasis"><text:span text:style-name="T6">Снижение операционных издержек:</text:span></text:span><text:span text:style-name="T6"> Актуальные инструкции сокращают количество ошибок при приёмке и отгрузке товаров, вызванных незнанием новых правил работы в системе.</text:span></text:p>
        </text:list-item>
        <text:list-item>
          <text:p text:style-name="P20"><text:span text:style-name="Strong_20_Emphasis"><text:span text:style-name="T6">Скорость адаптации:</text:span></text:span><text:span text:style-name="T6"> Новые сотрудники склада быстрее вливаются в рабочий процесс, имея под рукой понятное и правдивое руководство.</text:span></text:p>
        </text:list-item>
        <text:list-item>
          <text:p text:style-name="P20"><text:span text:style-name="Strong_20_Emphasis"><text:span text:style-name="T6">Эффективность поддержки:</text:span></text:span><text:span text:style-name="T6"> Служба технической поддержки тратит меньше времени на разъяснение типовых ситуаций, так как пользователи могут обратиться к документации.</text:span></text:p>
        </text:list-item>
        <text:list-item>
          <text:p text:style-name="P20"><text:soft-page-break/><text:span text:style-name="Strong_20_Emphasis"><text:span text:style-name="T6">Прозрачность изменений:</text:span></text:span><text:span text:style-name="T6"> Журнал регистрации изменений позволяет отследить историю развития как самой системы, так и знаний о ней, обеспечивая преемственность при смене сотрудников.</text:span></text:p>
        </text:list-item>
      </text:list>
      <text:p text:style-name="P21"><text:tab/>Таким образом, документация — это не статичный артефакт, а живой инструмент, требующий постоянного внимания и обновления на протяжении всего жизненного цикла информационной системы.</text:p>
      <text:p text:style-name="P14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6:05:48.556815300</meta:creation-date>
    <dc:date>2026-03-19T15:45:36.266105400</dc:date>
    <meta:editing-duration>PT15M26S</meta:editing-duration>
    <meta:editing-cycles>4</meta:editing-cycles>
    <meta:generator>LibreOffice/25.2.1.2$Windows_X86_64 LibreOffice_project/d3abf4aee5fd705e4a92bba33a32f40bc4e56f49</meta:generator>
    <meta:document-statistic meta:table-count="1" meta:image-count="0" meta:object-count="0" meta:page-count="5" meta:paragraph-count="69" meta:word-count="525" meta:character-count="4137" meta:non-whitespace-character-count="3707"/>
  </office:meta>
</office:document-meta>
</file>